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ConsolasRegular, 'Courier New', monospace"/>
    <style:font-face style:name="Consolas2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Lato" svg:font-family="Lato, sans-serif"/>
    <style:font-face style:name="Lohit Devanagari1" svg:font-family="'Lohit Devanagari'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Source Code Pro" svg:font-family="'Source Code Pro', 'Ubuntu Mono'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4cc7" officeooo:paragraph-rsid="00164cc7"/>
    </style:style>
    <style:style style:name="P2" style:family="paragraph" style:parent-style-name="Standard">
      <style:text-properties officeooo:rsid="00184ba8" officeooo:paragraph-rsid="00184ba8"/>
    </style:style>
    <style:style style:name="P3" style:family="paragraph" style:parent-style-name="Standard">
      <style:text-properties officeooo:rsid="001c205d" officeooo:paragraph-rsid="001c205d"/>
    </style:style>
    <style:style style:name="P4" style:family="paragraph" style:parent-style-name="Standard">
      <style:text-properties officeooo:rsid="001c574a" officeooo:paragraph-rsid="001c574a"/>
    </style:style>
    <style:style style:name="P5" style:family="paragraph" style:parent-style-name="Standard">
      <style:text-properties officeooo:rsid="001d5d3e" officeooo:paragraph-rsid="001d5d3e"/>
    </style:style>
    <style:style style:name="P6" style:family="paragraph" style:parent-style-name="Standard">
      <style:text-properties officeooo:rsid="001d5d3e" officeooo:paragraph-rsid="003f7538"/>
    </style:style>
    <style:style style:name="P7" style:family="paragraph" style:parent-style-name="Standard">
      <style:text-properties officeooo:rsid="001e115b" officeooo:paragraph-rsid="001e115b"/>
    </style:style>
    <style:style style:name="P8" style:family="paragraph" style:parent-style-name="Standard">
      <style:text-properties officeooo:rsid="001fd29a" officeooo:paragraph-rsid="001fd29a"/>
    </style:style>
    <style:style style:name="P9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1fd29a" officeooo:paragraph-rsid="001fd29a"/>
    </style:style>
    <style:style style:name="P10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10bf0" officeooo:paragraph-rsid="00210bf0"/>
    </style:style>
    <style:style style:name="P11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2ab43" officeooo:paragraph-rsid="0022ab43"/>
    </style:style>
    <style:style style:name="P12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42723" officeooo:paragraph-rsid="00242723"/>
    </style:style>
    <style:style style:name="P13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594a7" officeooo:paragraph-rsid="002594a7"/>
    </style:style>
    <style:style style:name="P14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5cb2d" officeooo:paragraph-rsid="0025cb2d"/>
    </style:style>
    <style:style style:name="P15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5cb2d" officeooo:paragraph-rsid="00298006"/>
    </style:style>
    <style:style style:name="P16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5cb2d" officeooo:paragraph-rsid="002c4d61"/>
    </style:style>
    <style:style style:name="P17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7a943" officeooo:paragraph-rsid="0025cb2d"/>
    </style:style>
    <style:style style:name="P18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ab4fc" officeooo:paragraph-rsid="002ab4fc"/>
    </style:style>
    <style:style style:name="P19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c4d61" officeooo:paragraph-rsid="002c4d61"/>
    </style:style>
    <style:style style:name="P20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e0eeb" officeooo:paragraph-rsid="002e0eeb"/>
    </style:style>
    <style:style style:name="P21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e4919" officeooo:paragraph-rsid="002e4919"/>
    </style:style>
    <style:style style:name="P22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f4a88" officeooo:paragraph-rsid="002f4a88"/>
    </style:style>
    <style:style style:name="P23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308b5f" officeooo:paragraph-rsid="00308b5f"/>
    </style:style>
    <style:style style:name="P24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320c8d" officeooo:paragraph-rsid="00320c8d"/>
    </style:style>
    <style:style style:name="P25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33f88f" officeooo:paragraph-rsid="0033f88f"/>
    </style:style>
    <style:style style:name="P26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352785" officeooo:paragraph-rsid="00352785"/>
    </style:style>
    <style:style style:name="P27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2e0eeb" officeooo:paragraph-rsid="002c4d61"/>
    </style:style>
    <style:style style:name="P28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52785" officeooo:paragraph-rsid="00352785"/>
    </style:style>
    <style:style style:name="P29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82d3e" officeooo:paragraph-rsid="00382d3e"/>
    </style:style>
    <style:style style:name="P30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82d3e" officeooo:paragraph-rsid="003a6864" loext:padding="0cm" loext:border="none"/>
    </style:style>
    <style:style style:name="P31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97613" officeooo:paragraph-rsid="00397613"/>
    </style:style>
    <style:style style:name="P32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a6864" officeooo:paragraph-rsid="003a6864"/>
    </style:style>
    <style:style style:name="P33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a6864" officeooo:paragraph-rsid="003a6864" loext:padding="0cm" loext:border="none"/>
    </style:style>
    <style:style style:name="P34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b14ec" officeooo:paragraph-rsid="003b14ec" loext:padding="0cm" loext:border="none"/>
    </style:style>
    <style:style style:name="P35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bd92d" officeooo:paragraph-rsid="003bd92d" loext:padding="0cm" loext:border="none"/>
    </style:style>
    <style:style style:name="P36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c1edd" officeooo:paragraph-rsid="003c1edd" loext:padding="0cm" loext:border="none"/>
    </style:style>
    <style:style style:name="P37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cdfca" officeooo:paragraph-rsid="003cdfca" loext:padding="0cm" loext:border="none"/>
    </style:style>
    <style:style style:name="P38" style:family="paragraph" style:parent-style-name="Standard">
      <style:text-properties fo:font-variant="normal" fo:text-transform="none" fo:color="#24292e" style:text-position="0% 100%" style:font-name="apple-system" fo:font-size="10.5pt" fo:letter-spacing="normal" fo:font-style="normal" fo:font-weight="normal" officeooo:rsid="003d2cd2" officeooo:paragraph-rsid="003d2cd2" loext:padding="0cm" loext:border="none"/>
    </style:style>
    <style:style style:name="P39" style:family="paragraph" style:parent-style-name="Standard">
      <style:text-properties fo:font-variant="normal" fo:text-transform="none" fo:color="#24292e" style:text-position="super 58%" style:font-name="apple-system" fo:font-size="10.5pt" fo:letter-spacing="normal" fo:font-style="normal" fo:font-weight="normal" officeooo:rsid="002c4d61" officeooo:paragraph-rsid="002c4d61"/>
    </style:style>
    <style:style style:name="P40" style:family="paragraph" style:parent-style-name="Standard">
      <style:text-properties fo:font-variant="normal" fo:text-transform="none" fo:color="#008080" style:font-name="Consolas" fo:font-size="9pt" fo:letter-spacing="normal" fo:font-style="normal" fo:font-weight="bold" officeooo:rsid="0027a943" officeooo:paragraph-rsid="0025cb2d"/>
    </style:style>
    <style:style style:name="P41" style:family="paragraph" style:parent-style-name="Standard">
      <style:text-properties fo:font-variant="normal" fo:text-transform="none" fo:color="#657b83" style:font-name="Lato" fo:font-size="27pt" fo:letter-spacing="-0.026cm" fo:font-style="normal" fo:font-weight="normal" officeooo:rsid="003a6864" officeooo:paragraph-rsid="003a6864"/>
    </style:style>
    <style:style style:name="P42" style:family="paragraph" style:parent-style-name="Standard">
      <style:text-properties fo:font-variant="normal" fo:text-transform="none" fo:color="#657b83" style:font-name="Lato" fo:font-size="27pt" fo:letter-spacing="-0.026cm" fo:font-style="normal" fo:font-weight="normal" officeooo:rsid="003cdfca" officeooo:paragraph-rsid="003cdfca"/>
    </style:style>
    <style:style style:name="P43" style:family="paragraph" style:parent-style-name="Standard">
      <style:text-properties fo:font-variant="normal" fo:text-transform="none" fo:color="#657b83" style:font-name="Lato" fo:font-size="27pt" fo:letter-spacing="-0.026cm" fo:font-style="normal" fo:font-weight="normal" officeooo:rsid="003d2cd2" officeooo:paragraph-rsid="003d2cd2"/>
    </style:style>
    <style:style style:name="P44" style:family="paragraph" style:parent-style-name="Standard">
      <style:text-properties fo:font-variant="normal" fo:text-transform="none" fo:color="#657b83" style:text-position="0% 100%" style:font-name="inherit" fo:font-size="18.75pt" fo:letter-spacing="-0.026cm" fo:font-style="normal" fo:font-weight="normal" officeooo:rsid="003a6864" officeooo:paragraph-rsid="003a6864" loext:padding="0cm" loext:border="none"/>
    </style:style>
    <style:style style:name="P45" style:family="paragraph" style:parent-style-name="Standard">
      <style:text-properties fo:font-variant="normal" fo:text-transform="none" fo:color="#3d4647" style:font-name="Source Code Pro" fo:font-size="12pt" fo:letter-spacing="normal" fo:font-style="normal" fo:font-weight="normal" officeooo:rsid="0040da23" officeooo:paragraph-rsid="0040da23"/>
    </style:style>
    <style:style style:name="P46" style:family="paragraph" style:parent-style-name="Standard">
      <style:text-properties officeooo:paragraph-rsid="003a6864"/>
    </style:style>
    <style:style style:name="P47" style:family="paragraph" style:parent-style-name="Standard">
      <style:text-properties style:font-name="monospace" officeooo:rsid="001c574a" officeooo:paragraph-rsid="003f7538"/>
    </style:style>
    <style:style style:name="P48" style:family="paragraph" style:parent-style-name="Standard">
      <style:text-properties officeooo:rsid="0040664e" officeooo:paragraph-rsid="0040664e"/>
    </style:style>
    <style:style style:name="P49" style:family="paragraph" style:parent-style-name="Standard">
      <style:text-properties officeooo:rsid="0040da23" officeooo:paragraph-rsid="0040da23"/>
    </style:style>
    <style:style style:name="P50" style:family="paragraph" style:parent-style-name="Text_20_body">
      <style:text-properties fo:font-variant="normal" fo:text-transform="none" fo:color="#657b83" style:font-name="Lato" fo:font-size="27pt" fo:letter-spacing="-0.026cm" fo:font-style="normal" fo:font-weight="normal" officeooo:rsid="00184ba8" officeooo:paragraph-rsid="00184ba8"/>
    </style:style>
    <style:style style:name="P51" style:family="paragraph" style:parent-style-name="Text_20_body">
      <style:text-properties officeooo:rsid="001fd29a" officeooo:paragraph-rsid="001fd29a"/>
    </style:style>
    <style:style style:name="P52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657b83" style:font-name="Lato" fo:font-size="27pt" fo:letter-spacing="-0.026cm" fo:font-style="normal" fo:font-weight="normal"/>
    </style:style>
    <style:style style:name="P53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 fo:padding="0cm" fo:border="none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57" style:family="paragraph" style:parent-style-name="Preformatted_20_Text">
      <style:text-properties officeooo:rsid="00184ba8" officeooo:paragraph-rsid="00184ba8"/>
    </style:style>
    <style:style style:name="P58" style:family="paragraph" style:parent-style-name="Preformatted_20_Text">
      <style:text-properties fo:font-variant="normal" fo:text-transform="none" fo:color="#24292e" style:font-name="Menlo" fo:font-size="12pt" fo:letter-spacing="normal" fo:font-style="normal" fo:font-weight="normal" officeooo:rsid="0025cb2d" officeooo:paragraph-rsid="002c4d61"/>
    </style:style>
    <style:style style:name="P59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40da23" officeooo:paragraph-rsid="0040da23"/>
    </style:style>
    <style:style style:name="P60" style:family="paragraph" style:parent-style-name="Preformatted_20_Text">
      <style:text-properties officeooo:rsid="001c205d" officeooo:paragraph-rsid="001c205d"/>
    </style:style>
    <style:style style:name="P6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62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6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64" style:family="paragraph" style:parent-style-name="Standard">
      <style:paragraph-properties fo:break-before="page"/>
      <style:text-properties fo:font-variant="normal" fo:text-transform="none" fo:color="#24292e" style:font-name="apple-system" fo:font-size="10.5pt" fo:letter-spacing="normal" fo:font-style="normal" fo:font-weight="normal" officeooo:rsid="00298006" officeooo:paragraph-rsid="00298006"/>
    </style:style>
    <style:style style:name="P65" style:family="paragraph" style:parent-style-name="Heading_20_3">
      <style:text-properties fo:font-variant="normal" fo:text-transform="none" fo:color="#24292e" style:font-name="apple-system" fo:font-size="10.5pt" fo:letter-spacing="normal" fo:font-style="normal" fo:font-weight="normal" officeooo:rsid="0025cb2d" officeooo:paragraph-rsid="0025cb2d"/>
    </style:style>
    <style:style style:name="P66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42723" officeooo:paragraph-rsid="00432eeb"/>
    </style:style>
    <style:style style:name="P67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298006" officeooo:paragraph-rsid="00298006"/>
    </style:style>
    <style:style style:name="P68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432eeb" officeooo:paragraph-rsid="00432eeb"/>
    </style:style>
    <style:style style:name="P69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449696" officeooo:paragraph-rsid="00449696"/>
    </style:style>
    <style:style style:name="P70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4ba773" officeooo:paragraph-rsid="004ba773"/>
    </style:style>
    <style:style style:name="P71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paragraph-rsid="004d60b7"/>
    </style:style>
    <style:style style:name="P72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bold" officeooo:rsid="00432eeb" officeooo:paragraph-rsid="00432eeb" style:font-weight-asian="bold" style:font-weight-complex="bold"/>
    </style:style>
    <style:style style:name="P73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449696" officeooo:paragraph-rsid="00449696"/>
    </style:style>
    <style:style style:name="P7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46672a" officeooo:paragraph-rsid="0046672a"/>
    </style:style>
    <style:style style:name="P75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495d82" officeooo:paragraph-rsid="00495d82"/>
    </style:style>
    <style:style style:name="P76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4b3317" officeooo:paragraph-rsid="004b3317"/>
    </style:style>
    <style:style style:name="P77" style:family="paragraph" style:parent-style-name="Standard">
      <style:text-properties fo:font-variant="normal" fo:text-transform="none" fo:color="#3d4647" style:font-name="Source Code Pro" fo:font-size="12pt" fo:letter-spacing="normal" fo:font-style="normal" fo:font-weight="normal" officeooo:rsid="0040da23" officeooo:paragraph-rsid="0040da23"/>
    </style:style>
    <style:style style:name="P78" style:family="paragraph" style:parent-style-name="Standard">
      <style:text-properties fo:font-variant="normal" fo:text-transform="none" fo:color="#3d4647" style:font-name="Source Code Pro" fo:font-size="12pt" fo:letter-spacing="normal" fo:font-style="normal" fo:font-weight="normal" officeooo:rsid="00484d57" officeooo:paragraph-rsid="00484d57"/>
    </style:style>
    <style:style style:name="P79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officeooo:rsid="00449696" officeooo:paragraph-rsid="00449696"/>
    </style:style>
    <style:style style:name="P80" style:family="paragraph" style:parent-style-name="Preformatted_20_Text">
      <style:text-properties fo:font-variant="normal" fo:text-transform="none" fo:color="#24292e" style:font-name="apple-system" fo:font-size="10.5pt" fo:letter-spacing="normal" fo:font-style="normal" fo:font-weight="normal" officeooo:rsid="00449696" officeooo:paragraph-rsid="00449696"/>
    </style:style>
    <style:style style:name="P8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2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T1" style:family="text">
      <style:text-properties fo:color="#657b83" style:font-name="inherit" fo:font-size="18.75pt" loext:padding="0cm" loext:border="none"/>
    </style:style>
    <style:style style:name="T2" style:family="text">
      <style:text-properties fo:color="#657b83" style:font-name="inherit" fo:font-size="18.75pt" fo:letter-spacing="-0.026cm" loext:padding="0cm" loext:border="none"/>
    </style:style>
    <style:style style:name="T3" style:family="text">
      <style:text-properties fo:color="#657b83" style:font-name="monospace" fo:font-size="18.75pt" loext:padding="0cm" loext:border="none"/>
    </style:style>
    <style:style style:name="T4" style:family="text">
      <style:text-properties fo:color="#657b83" style:font-name="monospace" fo:font-size="18.75pt" fo:letter-spacing="-0.026cm"/>
    </style:style>
    <style:style style:name="T5" style:family="text">
      <style:text-properties fo:color="#657b83" style:font-name="monospace" fo:font-size="18.75pt" fo:letter-spacing="-0.026cm" loext:padding="0cm" loext:border="none"/>
    </style:style>
    <style:style style:name="T6" style:family="text">
      <style:text-properties fo:color="#657b83" fo:letter-spacing="-0.026cm"/>
    </style:style>
    <style:style style:name="T7" style:family="text">
      <style:text-properties fo:color="#93a1a1" style:font-name="inherit" fo:font-size="18.75pt" loext:padding="0cm" loext:border="none"/>
    </style:style>
    <style:style style:name="T8" style:family="text">
      <style:text-properties fo:color="#268bd2" style:font-name="inherit" fo:font-size="18.75pt" loext:padding="0cm" loext:border="none"/>
    </style:style>
    <style:style style:name="T9" style:family="text">
      <style:text-properties fo:color="#268bd2" style:text-line-through-style="none" style:text-line-through-type="none" style:text-position="0% 100%" fo:font-size="10pt" style:text-underline-style="none" style:text-blinking="false" style:font-size-asian="10pt" style:font-size-complex="10pt" loext:padding="0cm" loext:border="none"/>
    </style:style>
    <style:style style:name="T10" style:family="text">
      <style:text-properties fo:color="#2aa198" style:font-name="inherit" fo:font-size="18.75pt" loext:padding="0cm" loext:border="none"/>
    </style:style>
    <style:style style:name="T11" style:family="text">
      <style:text-properties fo:color="#2aa198" style:font-name="monospace" fo:font-size="18.75pt" fo:letter-spacing="-0.026cm" loext:padding="0cm" loext:border="none"/>
    </style:style>
    <style:style style:name="T12" style:family="text">
      <style:text-properties fo:font-variant="normal" fo:text-transform="none" fo:color="#268bd2" style:font-name="inherit" fo:font-size="18.75pt" fo:letter-spacing="-0.026cm" fo:font-style="normal" fo:font-weight="normal" loext:padding="0cm" loext:border="none"/>
    </style:style>
    <style:style style:name="T13" style:family="text">
      <style:text-properties fo:font-variant="normal" fo:text-transform="none" fo:color="#657b83" style:font-name="monospace" fo:font-size="18.75pt" fo:letter-spacing="-0.026cm" fo:font-style="normal" fo:font-weight="normal" loext:padding="0cm" loext:border="none"/>
    </style:style>
    <style:style style:name="T14" style:family="text">
      <style:text-properties fo:font-variant="normal" fo:text-transform="none" fo:color="#2aa198" style:font-name="inherit" fo:font-size="18.75pt" fo:letter-spacing="-0.026cm" fo:font-style="normal" fo:font-weight="normal" loext:padding="0cm" loext:border="none"/>
    </style:style>
    <style:style style:name="T15" style:family="text">
      <style:text-properties fo:font-variant="normal" fo:text-transform="none" fo:color="#93a1a1" style:font-name="inherit" fo:font-size="18.75pt" fo:letter-spacing="-0.026cm" fo:font-style="normal" fo:font-weight="normal" loext:padding="0cm" loext:border="none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/>
    </style:style>
    <style:style style:name="T17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24292e" style:font-name="SFMono-Regular" fo:font-size="9.75pt" fo:letter-spacing="normal" fo:font-style="normal" fo:background-color="transparent" loext:char-shading-value="0" loext:padding="0cm" loext:border="none"/>
    </style:style>
    <style:style style:name="T20" style:family="text">
      <style:text-properties fo:font-variant="normal" fo:text-transform="none" fo:color="#24292e" style:font-name="SFMono-Regular" fo:font-size="9.7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1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22" style:family="text">
      <style:text-properties fo:font-variant="normal" fo:text-transform="none" fo:color="#24292e" style:text-position="0% 100%" style:font-name="apple-system" fo:font-size="10.5pt" fo:letter-spacing="normal" fo:font-style="normal" fo:font-weight="normal" officeooo:rsid="00382d3e" loext:padding="0cm" loext:border="none"/>
    </style:style>
    <style:style style:name="T23" style:family="text">
      <style:text-properties fo:font-variant="normal" fo:text-transform="none" fo:color="#24292e" style:text-position="0% 100%" style:font-name="apple-system" fo:font-size="10.5pt" fo:letter-spacing="normal" fo:font-style="normal" fo:font-weight="normal" officeooo:rsid="003a6864" loext:padding="0cm" loext:border="none"/>
    </style:style>
    <style:style style:name="T24" style:family="text">
      <style:text-properties fo:font-variant="normal" fo:text-transform="none" fo:color="#b58900" style:font-name="monospace" fo:font-size="18.75pt" fo:letter-spacing="-0.026cm" fo:font-style="normal" fo:font-weight="normal" loext:padding="0cm" loext:border="none"/>
    </style:style>
    <style:style style:name="T2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6" style:family="text">
      <style:text-properties fo:font-variant="normal" fo:text-transform="none" fo:color="#303336" style:font-name="inherit" fo:font-size="9.75pt" fo:letter-spacing="normal" fo:font-style="normal" fo:background-color="#eff0f1" loext:char-shading-value="0" loext:padding="0cm" loext:border="none"/>
    </style:style>
    <style:style style:name="T27" style:family="text">
      <style:text-properties fo:font-variant="normal" fo:text-transform="none" fo:color="#303336" style:font-name="inherit" fo:font-size="9.75pt" fo:letter-spacing="normal" fo:font-style="normal" fo:font-weight="bold" fo:background-color="#eff0f1" loext:char-shading-value="0" style:font-weight-asian="bold" style:font-weight-complex="bold" loext:padding="0cm" loext:border="none"/>
    </style:style>
    <style:style style:name="T28" style:family="text">
      <style:text-properties fo:color="#008080"/>
    </style:style>
    <style:style style:name="T29" style:family="text">
      <style:text-properties fo:color="#008080" style:font-name="Consolas" fo:font-size="9pt" fo:font-weight="bold"/>
    </style:style>
    <style:style style:name="T30" style:family="text">
      <style:text-properties fo:color="#008080" officeooo:rsid="00397613"/>
    </style:style>
    <style:style style:name="T31" style:family="text">
      <style:text-properties fo:color="#002d7a"/>
    </style:style>
    <style:style style:name="T32" style:family="text">
      <style:text-properties fo:color="#002d7a" style:font-name="Consolas" fo:font-size="9pt" fo:font-weight="bold"/>
    </style:style>
    <style:style style:name="T33" style:family="text">
      <style:text-properties fo:color="#006fe0"/>
    </style:style>
    <style:style style:name="T34" style:family="text">
      <style:text-properties fo:color="#006fe0" style:font-name="Consolas" fo:font-size="9pt" fo:font-weight="bold"/>
    </style:style>
    <style:style style:name="T35" style:family="text">
      <style:text-properties officeooo:rsid="00242723"/>
    </style:style>
    <style:style style:name="T36" style:family="text">
      <style:text-properties officeooo:rsid="0025cb2d"/>
    </style:style>
    <style:style style:name="T37" style:family="text">
      <style:text-properties fo:color="#c92c2c" style:font-name="Consolas1" fo:font-weight="bold" fo:background-color="#f5f2f0" loext:char-shading-value="0" loext:padding="0.049cm" loext:border="0.06pt solid #000000"/>
    </style:style>
    <style:style style:name="T38" style:family="text">
      <style:text-properties officeooo:rsid="002c4d61"/>
    </style:style>
    <style:style style:name="T39" style:family="text">
      <style:text-properties style:text-position="0% 100%"/>
    </style:style>
    <style:style style:name="T40" style:family="text">
      <style:text-properties style:text-position="0% 100%" style:font-name="apple-system" fo:font-size="10pt" style:font-size-asian="10pt" style:font-size-complex="10pt" loext:padding="0cm" loext:border="none"/>
    </style:style>
    <style:style style:name="T41" style:family="text">
      <style:text-properties style:text-position="0% 100%" fo:font-size="10pt" style:font-size-asian="10pt" style:font-size-complex="10pt" loext:padding="0cm" loext:border="none"/>
    </style:style>
    <style:style style:name="T42" style:family="text">
      <style:text-properties style:text-position="0% 100%" fo:font-size="10pt" fo:font-weight="bold" style:font-size-asian="10pt" style:font-size-complex="10pt" loext:padding="0cm" loext:border="none"/>
    </style:style>
    <style:style style:name="T43" style:family="text">
      <style:text-properties officeooo:rsid="00320c8d"/>
    </style:style>
    <style:style style:name="T44" style:family="text">
      <style:text-properties fo:color="#859900" style:font-name="inherit" fo:font-size="18.75pt" fo:letter-spacing="-0.026cm" loext:padding="0cm" loext:border="none"/>
    </style:style>
    <style:style style:name="T45" style:family="text">
      <style:text-properties fo:color="#859900" style:font-name="monospace" fo:font-size="18.75pt" fo:letter-spacing="-0.026cm" loext:padding="0cm" loext:border="none"/>
    </style:style>
    <style:style style:name="T46" style:family="text">
      <style:text-properties fo:color="#b58900" style:font-name="inherit" fo:font-size="18.75pt" fo:letter-spacing="-0.026cm" loext:padding="0cm" loext:border="none"/>
    </style:style>
    <style:style style:name="T47" style:family="text">
      <style:text-properties fo:color="#cb4b16" style:font-name="monospace" fo:font-size="18.75pt" fo:letter-spacing="-0.026cm" loext:padding="0cm" loext:border="none"/>
    </style:style>
    <style:style style:name="T48" style:family="text">
      <style:text-properties fo:color="#24292e" style:text-position="0% 100%" style:font-name="apple-system" fo:font-size="10.5pt" fo:letter-spacing="normal" officeooo:rsid="00382d3e" loext:padding="0cm" loext:border="none"/>
    </style:style>
    <style:style style:name="T49" style:family="text">
      <style:text-properties fo:color="#24292e" style:text-position="0% 100%" style:font-name="apple-system" fo:font-size="10.5pt" fo:letter-spacing="normal" loext:padding="0cm" loext:border="none"/>
    </style:style>
    <style:style style:name="T50" style:family="text">
      <style:text-properties officeooo:rsid="003f7538"/>
    </style:style>
    <style:style style:name="T51" style:family="text">
      <style:text-properties fo:color="#d73a49"/>
    </style:style>
    <style:style style:name="T52" style:family="text">
      <style:text-properties fo:color="#032f62"/>
    </style:style>
    <style:style style:name="T53" style:family="text">
      <style:text-properties officeooo:rsid="00432eeb"/>
    </style:style>
    <style:style style:name="T54" style:family="text">
      <style:text-properties fo:color="#303336" style:font-name="inherit" fo:font-size="9.75pt" fo:background-color="#eff0f1" loext:char-shading-value="0" loext:padding="0cm" loext:border="none"/>
    </style:style>
    <style:style style:name="T55" style:family="text">
      <style:text-properties fo:color="#303336" style:font-name="inherit" fo:font-size="9.75pt" fo:font-weight="bold" fo:background-color="#eff0f1" loext:char-shading-value="0" style:font-weight-asian="bold" style:font-weight-complex="bold" loext:padding="0cm" loext:border="none"/>
    </style:style>
    <style:style style:name="T56" style:family="text">
      <style:text-properties fo:color="#242729" style:font-name="Arial" fo:font-size="11.25pt"/>
    </style:style>
    <style:style style:name="T57" style:family="text">
      <style:text-properties fo:color="#242729" style:font-name="Consolas2" fo:font-size="9.75pt" fo:background-color="#eff0f1" loext:char-shading-value="0" loext:padding="0cm" loext:border="none"/>
    </style:style>
    <style:style style:name="T58" style:family="text">
      <style:text-properties style:font-name="SFMono-Regular" fo:font-size="9.75pt"/>
    </style:style>
    <style:style style:name="T59" style:family="text">
      <style:text-properties fo:font-size="12pt"/>
    </style:style>
    <style:style style:name="T60" style:family="text">
      <style:text-properties officeooo:rsid="004ba7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d’installation application Rails webpack PostGreSQL Bootstrap Rspec</text:p>
      <text:p text:style-name="P1"/>
      <text:p text:style-name="P1"/>
      <text:p text:style-name="P2">Installer Yarn : </text:p>
      <text:p text:style-name="P57"><text:span text:style-name="Source_20_Text"><text:span text:style-name="T7"># Ubuntu</text:span></text:span></text:p>
      <text:p text:style-name="P54"><text:span text:style-name="Source_20_Text"><text:span text:style-name="T3">curl </text:span></text:span><text:span text:style-name="Source_20_Text"><text:span text:style-name="T1">-s</text:span></text:span><text:span text:style-name="Source_20_Text"><text:span text:style-name="T3">S https://dl.yarnpkg.com/debian/pubkey.gpg | </text:span></text:span><text:span text:style-name="Source_20_Text"><text:span text:style-name="T8">sudo</text:span></text:span><text:span text:style-name="Source_20_Text"><text:span text:style-name="T3"> apt-key add -</text:span></text:span></text:p>
      <text:p text:style-name="P54"><text:span text:style-name="Source_20_Text"><text:span text:style-name="T8">echo</text:span></text:span><text:span text:style-name="Source_20_Text"><text:span text:style-name="T3"> </text:span></text:span><text:span text:style-name="Source_20_Text"><text:span text:style-name="T10">"deb https://dl.yarnpkg.com/debian/ stable main"</text:span></text:span><text:span text:style-name="Source_20_Text"><text:span text:style-name="T3"> | </text:span></text:span><text:span text:style-name="Source_20_Text"><text:span text:style-name="T8">sudo</text:span></text:span><text:span text:style-name="Source_20_Text"><text:span text:style-name="T3"> tee /etc/apt/sources.list.d/yarn.list</text:span></text:span></text:p>
      <text:p text:style-name="P54"><text:span text:style-name="Source_20_Text"><text:span text:style-name="T8">sudo</text:span></text:span><text:span text:style-name="Source_20_Text"><text:span text:style-name="T3"> apt-get update &amp;&amp; </text:span></text:span><text:span text:style-name="Source_20_Text"><text:span text:style-name="T8">sudo</text:span></text:span><text:span text:style-name="Source_20_Text"><text:span text:style-name="T3"> apt-get install yarn</text:span></text:span></text:p>
      <text:p text:style-name="P2"/>
      <text:p text:style-name="P2"/>
      <text:p text:style-name="P2"/>
      <text:p text:style-name="P50">When deploying, Heroku will precompile to generate final assets in public/assets.</text:p>
      <text:p text:style-name="P52">You can see how it works with:</text:p>
      <text:p text:style-name="P55"><text:span text:style-name="Source_20_Text"><text:span text:style-name="T12">echo</text:span></text:span><text:span text:style-name="Source_20_Text"><text:span text:style-name="T13"> </text:span></text:span><text:span text:style-name="Source_20_Text"><text:span text:style-name="T14">"public/assets"</text:span></text:span><text:span text:style-name="Source_20_Text"><text:span text:style-name="T13"> &gt;&gt; .gitignore </text:span></text:span><text:span text:style-name="Source_20_Text"><text:span text:style-name="T15"># Run once</text:span></text:span></text:p>
      <text:p text:style-name="P61"><text:span text:style-name="Source_20_Text"><text:span text:style-name="T13">rails assets:precompile</text:span></text:span></text:p>
      <text:p text:style-name="P53"/>
      <text:p text:style-name="P52">Don't forget to clean up with:</text:p>
      <text:p text:style-name="P55"><text:span text:style-name="Source_20_Text"><text:span text:style-name="T13">rails assets:clobber</text:span></text:span></text:p>
      <text:p text:style-name="P2"/>
      <text:p text:style-name="P2"/>
      <text:p text:style-name="P2"/>
      <text:p text:style-name="P4">version de node : nodejs -v</text:p>
      <text:p text:style-name="P4">using nvm node version manager :</text:p>
      <text:p text:style-name="P4"/>
      <text:p text:style-name="P4"/>
      <text:p text:style-name="P47"><text:span text:style-name="T28">sudo </text:span><text:span text:style-name="T31">apt</text:span><text:span text:style-name="T33">-</text:span><text:span text:style-name="T28">get install </text:span><text:span text:style-name="T31">build</text:span><text:span text:style-name="T33">-</text:span><text:span text:style-name="T28">essential checkinstall</text:span></text:p>
      <text:p text:style-name="P47"><text:span text:style-name="T30">sudo apt-get install redis-server</text:span><text:span text:style-name="T28"> </text:span><text:span text:style-name="T31">libssl</text:span><text:span text:style-name="T33">-</text:span><text:span text:style-name="T31">dev</text:span></text:p>
      <text:p text:style-name="P4"><text:soft-page-break/></text:p>
      <text:p text:style-name="P5">Doc d’install :</text:p>
      <text:p text:style-name="P6"><text:a xlink:type="simple" xlink:href="https://gist.github.com/d2s/372b5943bce17b964a79" text:style-name="Internet_20_link" text:visited-style-name="Visited_20_Internet_20_Link">https://gist.github.com/d2s/372b5943bce17b</text:a><text:a xlink:type="simple" xlink:href="https://gist.github.com/d2s/372b5943bce17b964a79" text:style-name="Internet_20_link" text:visited-style-name="Visited_20_Internet_20_Link"><text:span text:style-name="T50">psql --command create role</text:span></text:a><text:a xlink:type="simple" xlink:href="https://gist.github.com/d2s/372b5943bce17b964a79" text:style-name="Internet_20_link" text:visited-style-name="Visited_20_Internet_20_Link">964a79</text:a></text:p>
      <text:p text:style-name="P5"/>
      <text:p text:style-name="P5">(voir aussi les lignes de code à ajouter pour zsh)</text:p>
      <text:p text:style-name="P5"/>
      <text:p text:style-name="P49">Les lignes sont à ajouter dans ~/.bash_profile et ~/.bashrc</text:p>
      <text:p text:style-name="P49">relancer ensuite le terminal</text:p>
      <text:p text:style-name="P49">ou exécuter : </text:p>
      <text:p text:style-name="P59"><text:span text:style-name="T51">export</text:span> NVM_DIR=<text:span text:style-name="T52">"</text:span>$HOME<text:span text:style-name="T52">/.nvm"</text:span></text:p>
      <text:p text:style-name="P63">[ <text:span text:style-name="T51">-s</text:span> <text:span text:style-name="T52">"</text:span>$NVM_DIR<text:span text:style-name="T52">/nvm.sh"</text:span> ] <text:span text:style-name="T51">&amp;&amp;</text:span> \. <text:span text:style-name="T52">"</text:span>$NVM_DIR<text:span text:style-name="T52">/nvm.sh"</text:span></text:p>
      <text:p text:style-name="P49"/>
      <text:p text:style-name="P49"/>
      <text:p text:style-name="P49">si cela ne marche pas , essayer : </text:p>
      <text:p text:style-name="P45">wget -qO- https://raw.githubusercontent.com/creationix/nvm/v0.33.0/install.sh | bash</text:p>
      <text:p text:style-name="P45"/>
      <text:p text:style-name="P45">vérifier l’installation de nvm : </text:p>
      <text:p text:style-name="P45">nvm –version</text:p>
      <text:p text:style-name="P45"/>
      <text:p text:style-name="P78">nvm ls-remote</text:p>
      <text:p text:style-name="P78">(pour récupérer la liste à jour des versions disponibles)</text:p>
      <text:p text:style-name="P78"/>
      <text:p text:style-name="P45">pour installer des versions de node : </text:p>
      <text:p text:style-name="P45">nvm install node </text:p>
      <text:p text:style-name="P45">ou </text:p>
      <text:p text:style-name="P45">nvm install –lts</text:p>
      <text:p text:style-name="P45"/>
      <text:p text:style-name="P45">puis indiquer la version à utiliser :</text:p>
      <text:p text:style-name="P45">nvm use node</text:p>
      <text:p text:style-name="P45">ou </text:p>
      <text:p text:style-name="P45">nvm use –lts</text:p>
      <text:p text:style-name="P45"/>
      <text:p text:style-name="P45"><text:s/></text:p>
      <text:p text:style-name="P45"/>
      <text:p text:style-name="P48">nodejs -v</text:p>
      <text:p text:style-name="P48"/>
      <text:p text:style-name="P5"/>
      <text:p text:style-name="P7">yarn install</text:p>
      <text:p text:style-name="P7">yarn upgrade</text:p>
      <text:p text:style-name="P7">to fix some problems :</text:p>
      <text:p text:style-name="P7"/>
      <text:p text:style-name="P60"><text:span text:style-name="Source_20_Text"><text:span text:style-name="T17">bin/yarn add caniuse-lite@^1.0.30000697</text:span></text:span></text:p>
      <text:p text:style-name="P3"/>
      <text:p text:style-name="P3"/>
      <text:p text:style-name="P8">si problem avec inotify :</text:p>
      <text:p text:style-name="P8"><text:span text:style-name="T21">increase the limit in </text:span><text:span text:style-name="Source_20_Text"><text:span text:style-name="T16">/proc/sys/fs/inotify/max_queued_events</text:span></text:span><text:span text:style-name="T21">.</text:span></text:p>
      <text:p text:style-name="P9"/>
      <text:p text:style-name="P9">Or</text:p>
      <text:p text:style-name="P9"/>
      <text:p text:style-name="P51"><text:span text:style-name="T21">I fixed issue with </text:span><text:span text:style-name="Source_20_Text"><text:span text:style-name="T16">inotify event queue has overflowed</text:span></text:span><text:span text:style-name="T21"> on Ubuntu 16.04 by appending this to </text:span><text:span text:style-name="Source_20_Text"><text:span text:style-name="T16">/etc/sysctl.conf</text:span></text:span></text:p>
      <text:p text:style-name="P56"><text:soft-page-break/><text:span text:style-name="Source_20_Text"><text:span text:style-name="T17">fs.inotify.max_user_watches = 999999</text:span></text:span></text:p>
      <text:p text:style-name="P62"><text:span text:style-name="Source_20_Text"><text:span text:style-name="T17">fs.inotify.max_queued_events = 999999</text:span></text:span></text:p>
      <text:p text:style-name="P62"><text:span text:style-name="Source_20_Text"><text:span text:style-name="T17">fs.inotify.max_user_instances = 9999</text:span></text:span></text:p>
      <text:p text:style-name="P9"/>
      <text:p text:style-name="P9">relancer terminal</text:p>
      <text:p text:style-name="P71"><text:span text:style-name="T60">ou </text:span></text:p>
      <text:p text:style-name="P71"><text:span text:style-name="T58">sudo sysctl -p</text:span></text:p>
      <text:p text:style-name="P70"/>
      <text:p text:style-name="P9"/>
      <text:p text:style-name="P10">dans app/assets/stylesheets/application.scss</text:p>
      <text:p text:style-name="P10">enlever @impot bootstrap-sprockets</text:p>
      <text:p text:style-name="P10">et remonter tout en haut @import boostrap</text:p>
      <text:p text:style-name="P10"/>
      <text:p text:style-name="P10"/>
      <text:p text:style-name="P10"/>
      <text:p text:style-name="P10"/>
      <text:p text:style-name="P11">To make ldap work with username login : </text:p>
      <text:p text:style-name="P11"/>
      <text:p text:style-name="P11"/>
      <text:p text:style-name="P11">Créer un fichier config/initializers/ldap_authenticatable.rb</text:p>
      <text:p text:style-name="P11"/>
      <text:p text:style-name="P11">require 'net/ldap'</text:p>
      <text:p text:style-name="P11">require 'devise/strategies/authenticatable'</text:p>
      <text:p text:style-name="P11"/>
      <text:p text:style-name="P11">module Devise</text:p>
      <text:p text:style-name="P11"><text:s text:c="2"/>module Strategies</text:p>
      <text:p text:style-name="P11"><text:s text:c="4"/>class LdapAuthenticatable &lt; Authenticatable</text:p>
      <text:p text:style-name="P11"><text:s text:c="6"/>def authenticate!</text:p>
      <text:p text:style-name="P11"><text:s text:c="8"/>if params[:user]</text:p>
      <text:p text:style-name="P11"><text:s text:c="10"/>ldap = Net::LDAP.new</text:p>
      <text:p text:style-name="P11"><text:s text:c="10"/>ldap.host = '192.168.0.202'</text:p>
      <text:p text:style-name="P11"><text:s text:c="10"/>ldap.port = 389</text:p>
      <text:p text:style-name="P11"><text:s text:c="10"/>ldap.auth username_ldap, password</text:p>
      <text:p text:style-name="P11"/>
      <text:p text:style-name="P11"><text:s text:c="10"/>if ldap.bind</text:p>
      <text:p text:style-name="P11"><text:s text:c="12"/>user = User.find_or_create_by(username: username)</text:p>
      <text:p text:style-name="P11"><text:s text:c="12"/>success!(user)</text:p>
      <text:p text:style-name="P11"><text:s text:c="10"/>else</text:p>
      <text:p text:style-name="P11"><text:s text:c="12"/>return fail(:invalid_login)</text:p>
      <text:p text:style-name="P11"><text:s text:c="10"/>end</text:p>
      <text:p text:style-name="P11"><text:s text:c="8"/>end</text:p>
      <text:p text:style-name="P11"><text:s text:c="6"/>end</text:p>
      <text:p text:style-name="P11"/>
      <text:p text:style-name="P11"><text:s text:c="6"/>def username_ldap</text:p>
      <text:p text:style-name="P11"><text:s text:c="8"/>"uid=" + username + ",ou=People,dc=poietis,dc=com"</text:p>
      <text:p text:style-name="P11"><text:s text:c="6"/>end</text:p>
      <text:p text:style-name="P11"/>
      <text:p text:style-name="P11"><text:s text:c="6"/>def username</text:p>
      <text:p text:style-name="P11"><text:s text:c="8"/>params[:user][:username]</text:p>
      <text:p text:style-name="P11"><text:s text:c="6"/>end</text:p>
      <text:p text:style-name="P11"/>
      <text:p text:style-name="P11"><text:s text:c="6"/>def password</text:p>
      <text:p text:style-name="P11"><text:s text:c="8"/>params[:user][:password]</text:p>
      <text:p text:style-name="P11"><text:s text:c="6"/>end</text:p>
      <text:p text:style-name="P11"/>
      <text:p text:style-name="P11"><text:s text:c="4"/>end</text:p>
      <text:p text:style-name="P11"><text:s text:c="2"/>end</text:p>
      <text:p text:style-name="P11">end</text:p>
      <text:p text:style-name="P11"/>
      <text:p text:style-name="P11"><text:soft-page-break/>Warden::Strategies.add(:ldap_authenticatable, Devise::Strategies::LdapAuthenticatable)</text:p>
      <text:p text:style-name="P11"/>
      <text:p text:style-name="P11"/>
      <text:p text:style-name="P11"/>
      <text:p text:style-name="P11"/>
      <text:p text:style-name="P11"/>
      <text:p text:style-name="P11">Modifier devise.rb en décommentant :</text:p>
      <text:p text:style-name="P11"><text:s text:c="2"/>config.warden do |manager|</text:p>
      <text:p text:style-name="P11"><text:s text:c="4"/>manager.intercept_401 = false</text:p>
      <text:p text:style-name="P11"><text:s text:c="4"/>manager.default_strategies(scope: :user).unshift :ldap_authenticatable</text:p>
      <text:p text:style-name="P11"><text:s text:c="2"/>end</text:p>
      <text:p text:style-name="P11"/>
      <text:p text:style-name="P11">décommenter <text:span text:style-name="T35">et modifier : </text:span></text:p>
      <text:p text:style-name="P11">config.reset_password_keys = [:username]</text:p>
      <text:p text:style-name="P12">config.confirmation_keys = [:username]</text:p>
      <text:p text:style-name="P12"/>
      <text:p text:style-name="P12">config.authentication_keys = [:username]</text:p>
      <text:p text:style-name="P12"/>
      <text:p text:style-name="P11"/>
      <text:p text:style-name="P11"/>
      <text:p text:style-name="P11"/>
      <text:p text:style-name="P11"/>
      <text:p text:style-name="P12">modifier application_controller.rb dans les controllers</text:p>
      <text:p text:style-name="P12"/>
      <text:p text:style-name="P11"/>
      <text:p text:style-name="P12"><text:s text:c="2"/>before_action :configure_permitted_parameters, if: :devise_controller?</text:p>
      <text:p text:style-name="P12"/>
      <text:p text:style-name="P12"><text:s text:c="2"/>protected</text:p>
      <text:p text:style-name="P12"/>
      <text:p text:style-name="P12"><text:s text:c="2"/>def configure_permitted_parameters</text:p>
      <text:p text:style-name="P12"><text:s text:c="4"/>added_attrs = [:username, :email, :password, :password_confirmation, :remember_me]</text:p>
      <text:p text:style-name="P12"><text:s text:c="4"/>devise_parameter_sanitizer.permit :sign_up, keys: added_attrs</text:p>
      <text:p text:style-name="P12"><text:s text:c="4"/>devise_parameter_sanitizer.permit :account_update, keys: added_attrs</text:p>
      <text:p text:style-name="P12"><text:s text:c="4"/>devise_parameter_sanitizer.permit :sign_in, keys: added_attrs</text:p>
      <text:p text:style-name="P12"><text:s text:c="2"/>end</text:p>
      <text:p text:style-name="P12"/>
      <text:p text:style-name="P12"/>
      <text:p text:style-name="P12"/>
      <text:p text:style-name="P12">dans models/user.rb , ajouter : </text:p>
      <text:p text:style-name="P12"/>
      <text:p text:style-name="P12"><text:s text:c="2"/>validate :validate_username</text:p>
      <text:p text:style-name="P12"><text:s text:c="2"/>validates :username, presence: true, uniqueness: true</text:p>
      <text:p text:style-name="P12"><text:s text:c="2"/>validates_format_of :username, with: /^[a-zA-Z0-9_\.]*$/, multiline: true</text:p>
      <text:p text:style-name="P12"/>
      <text:p text:style-name="P12"><text:s text:c="2"/>def validate_username</text:p>
      <text:p text:style-name="P12"><text:s text:c="4"/>if User.where(email: username).exists?</text:p>
      <text:p text:style-name="P12"><text:s text:c="6"/>errors.add(:username, :invalid)</text:p>
      <text:p text:style-name="P66"><text:s text:c="4"/>end<text:span text:style-name="T53">shopt -s histappend</text:span></text:p>
      <text:p text:style-name="P12"><text:s text:c="2"/>end</text:p>
      <text:p text:style-name="P12"/>
      <text:p text:style-name="P12">modifier les vues de devise :</text:p>
      <text:p text:style-name="P12">en remplaçant avec simple_form : </text:p>
      <text:p text:style-name="P12">les champs email par:username pour</text:p>
      <text:p text:style-name="P12">sessions/new.html.erb</text:p>
      <text:p text:style-name="P12">confirmations/new.html.erb</text:p>
      <text:p text:style-name="P12">passwords/new.html.erb</text:p>
      <text:p text:style-name="P12"/>
      <text:p text:style-name="P12">pour registrations/new.html.erb ou edit.html.erb</text:p>
      <text:p text:style-name="P12">ajouter un champs:username</text:p>
      <text:p text:style-name="P12"><text:soft-page-break/></text:p>
      <text:p text:style-name="P12"/>
      <text:p text:style-name="P12"/>
      <text:p text:style-name="P13">SSL en local avec puma : </text:p>
      <text:p text:style-name="P13"><text:a xlink:type="simple" xlink:href="https://www.devmynd.com/blog/rails-local-development-https-using-self-signed-ssl-certificate/" text:style-name="Internet_20_link" text:visited-style-name="Visited_20_Internet_20_Link">https://www.devmynd.com/blog/rails-local-development-https-using-self-signed-ssl-certificate/</text:a></text:p>
      <text:p text:style-name="P13"/>
      <text:p text:style-name="P13">lancer le serveur local en ssl :</text:p>
      <text:p text:style-name="P13">rails s -b 'ssl://localhost:3000?key=puma_ssl_files/localhost.key&amp;cert=puma_ssl_files/localhost.crt'</text:p>
      <text:p text:style-name="P13"/>
      <text:p text:style-name="P12"/>
      <text:p text:style-name="P13">ajouter le dossier avec les fichiers dans .gitignore</text:p>
      <text:p text:style-name="P13"/>
      <text:p text:style-name="P13"/>
      <text:p text:style-name="P13"/>
      <text:p text:style-name="P14">Rq : si connexion serveur distant via ssh et sortir ssh avec cette commande (proprement) :</text:p>
      <text:h text:style-name="P65" text:outline-level="3"><text:span text:style-name="Source_20_Text"><text:span text:style-name="T37">~.</text:span></text:span></text:h>
      <text:p text:style-name="P14"/>
      <text:p text:style-name="P17">Pour redémarrer bash : </text:p>
      <text:p text:style-name="P17"><text:span text:style-name="T32">source</text:span><text:span text:style-name="T33"> </text:span><text:span text:style-name="T34">~/</text:span><text:span text:style-name="T29">.bashrc</text:span></text:p>
      <text:p text:style-name="P40"/>
      <text:p text:style-name="P14"/>
      <text:p text:style-name="P18"><text:a xlink:type="simple" xlink:href="https://thingsboard.io/docs/user-guide/install/linux/" text:style-name="Internet_20_link" text:visited-style-name="Visited_20_Internet_20_Link">https://thingsboard.io/docs/user-guide/install/linux/</text:a></text:p>
      <text:p text:style-name="P18"/>
      <text:p text:style-name="P15">Pour installer thingsboard sur une VM : il faut aussi installer Java : </text:p>
      <text:p text:style-name="P15"><text:a xlink:type="simple" xlink:href="https://www.linuxuprising.com/2018/04/install-oracle-java-10-in-ubuntu-or.html" text:style-name="Internet_20_link" text:visited-style-name="Visited_20_Internet_20_Link">https://www.linuxuprising.com/2018/04/install-oracle-java-10-in-ubuntu-or.html</text:a></text:p>
      <text:p text:style-name="P67"/>
      <text:p text:style-name="P67"/>
      <text:p text:style-name="P67"/>
      <text:p text:style-name="P67"/>
      <text:p text:style-name="P68">DOC PUMA sur un serveur de prod :</text:p>
      <text:p text:style-name="P68"/>
      <text:p text:style-name="P72">bundle exec puma -e production -p 9292 –pidfile tmp/pids/puma.pid -d</text:p>
      <text:p text:style-name="P68"/>
      <text:p text:style-name="P69">to provide config file : </text:p>
      <text:p text:style-name="P80"><text:span text:style-name="Source_20_Text"><text:span text:style-name="T55">bundle exec puma -C config/puma.rb</text:span></text:span></text:p>
      <text:p text:style-name="P69"/>
      <text:p text:style-name="P79"><text:span text:style-name="T59">Puma uses a thread pool. You can set the minimum and maximum number of threads that are available in the pool with the </text:span><text:span text:style-name="Source_20_Text"><text:span text:style-name="T58">-t</text:span></text:span><text:span text:style-name="T59"> (or </text:span><text:span text:style-name="Source_20_Text"><text:span text:style-name="T58">--threads</text:span></text:span><text:span text:style-name="T59">) flag: </text:span></text:p>
      <text:p text:style-name="P56"><text:span text:style-name="Source_20_Text"><text:span text:style-name="T20">$ puma -t 8:32</text:span></text:span></text:p>
      <text:p text:style-name="P73">Be aware that additionally Puma creates threads on its own for internal purposes (e.g. handling slow clients).</text:p>
      <text:p text:style-name="P75">WorkingDirectory=</text:p>
      <text:p text:style-name="P74"><text:a xlink:type="simple" xlink:href="https://github.com/puma/puma/blob/master/docs/restart.md" text:style-name="Internet_20_link" text:visited-style-name="Visited_20_Internet_20_Link">https://github.com/puma/puma/blob/master/docs/restart.md</text:a></text:p>
      <text:p text:style-name="P74"><text:a xlink:type="simple" xlink:href="https://github.com/puma/puma/blob/master/docs/systemd.md" text:style-name="Internet_20_link" text:visited-style-name="Visited_20_Internet_20_Link">https://github.com/puma/puma/blob/master/docs/systemd.md</text:a></text:p>
      <text:p text:style-name="P74"/>
      <text:p text:style-name="P76">Pour configurer puma en serveur de production il faut configurer config/puma.rb</text:p>
      <text:p text:style-name="P76"/>
      <text:p text:style-name="P76">voici des exemples : </text:p>
      <text:p text:style-name="P76"><text:a xlink:type="simple" xlink:href="https://gist.github.com/aconfee/85cef926b7462bb9c0ce7ba0e53f1d97#file-puma-rb-L63" text:style-name="Internet_20_link" text:visited-style-name="Visited_20_Internet_20_Link">https://gist.github.com/aconfee/85cef926b7462bb9c0ce7ba0e53f1d97#file-puma-rb-L63</text:a></text:p>
      <text:p text:style-name="P76"><text:a xlink:type="simple" xlink:href="https://github.com/puma/puma/blob/master/examples/config.rb" text:style-name="Internet_20_link" text:visited-style-name="Visited_20_Internet_20_Link">https://github.com/puma/puma/blob/master/examples/config.rb</text:a></text:p>
      <text:p text:style-name="P76"><text:soft-page-break/></text:p>
      <text:p text:style-name="P76"/>
      <text:p text:style-name="P76"/>
      <text:p text:style-name="P79"><text:span text:style-name="T56">The logs are in </text:span><text:span text:style-name="Source_20_Text"><text:span text:style-name="T57">log/&lt;rails env&gt;.log</text:span></text:span><text:span text:style-name="T56">. So you could (in a separate tab / window) run:</text:span></text:p>
      <text:p text:style-name="P55"><text:span text:style-name="Source_20_Text"><text:span text:style-name="T27">tail -f log/development.log</text:span></text:span></text:p>
      <text:p text:style-name="P69"/>
      <text:p text:style-name="P69"/>
      <text:p text:style-name="P68">to run a program from a different directory : </text:p>
      <text:p text:style-name="P68">utiliser les parenthèses cela crée un sub-shell : </text:p>
      <text:p text:style-name="P68">(cd /c ; /a/helloworld)</text:p>
      <text:p text:style-name="P68"/>
      <text:p text:style-name="P68">si besoin que la première action soit conditionnelle : </text:p>
      <text:p text:style-name="P68">(cd /c &amp;&amp; exec /a/helloworld)</text:p>
      <text:p text:style-name="P68"/>
      <text:p text:style-name="P68">Pour revenir avec un cd bach quelle que soit l’échec ou le succès : </text:p>
      <text:p text:style-name="P68">cd SOME_PATH &amp;&amp; run_some_command ; cd -</text:p>
      <text:p text:style-name="P64"><text:a xlink:type="simple" xlink:href="https://www.linuxuprising.com/2018/04/install-oracle-java-10-in-ubuntu-or.html" text:style-name="Internet_20_link" text:visited-style-name="Visited_20_Internet_20_Link"><text:span text:style-name="T36">https://www.linuxuprising.com/2018/04/install-oracle-java-10-in-ubuntu-or.html</text:span></text:a></text:p>
      <text:p text:style-name="P15"/>
      <text:p text:style-name="P15"/>
      <text:p text:style-name="P15"/>
      <text:p text:style-name="P15"/>
      <text:p text:style-name="P15"/>
      <text:p text:style-name="P16">Avec <text:span text:style-name="T38">postgresql :</text:span></text:p>
      <text:p text:style-name="P16"/>
      <text:p text:style-name="P58"><text:bookmark text:name="0b18"/>sudo -u postgres psql</text:p>
      <text:p text:style-name="P16"/>
      <text:p text:style-name="P19">pour se connecter en tant que postgres qui est l’utilisatuer de base créé lors de l’installation</text:p>
      <text:p text:style-name="P19"/>
      <text:p text:style-name="P20">https://medium.com/coding-blocks/creating-user-database-and-adding-access-on-postgresql-8bfcd2f4a91e</text:p>
      <text:p text:style-name="P27"/>
      <text:p text:style-name="P21"><text:a xlink:type="simple" xlink:href="http://www.gcolpart.com/howto/postgresql.php4" text:style-name="Internet_20_link" text:visited-style-name="Visited_20_Internet_20_Link">http://www.gcolpart.com/howto/postgresql.php4</text:a></text:p>
      <text:p text:style-name="P21"/>
      <text:p text:style-name="P21"/>
      <text:p text:style-name="P22">Default system administrator account:</text:p>
      <text:p text:style-name="P22"/>
      <text:p text:style-name="P22">login - sysadmin@thingsboard.org</text:p>
      <text:p text:style-name="P22">password – sysadmin</text:p>
      <text:p text:style-name="P22"/>
      <text:p text:style-name="P22"/>
      <text:p text:style-name="P23">Note sur configuration faite :</text:p>
      <text:p text:style-name="P23">création d’un tenant (Poietis) avec un administrator : michael;<text:a xlink:type="simple" xlink:href="mailto:ramassamy@poietis.com" text:style-name="Internet_20_link" text:visited-style-name="Visited_20_Internet_20_Link">ramassamy@poietis.com</text:a> : 10htmalcc</text:p>
      <text:p text:style-name="P23"/>
      <text:p text:style-name="P23">Ensuite connexion avec cet id : création d’<text:span text:style-name="T43">un customer : Poietis interne</text:span></text:p>
      <text:p text:style-name="P24">Création d’un user pour ce customer : <text:a xlink:type="simple" xlink:href="mailto:tth33@jet" text:style-name="Internet_20_link" text:visited-style-name="Visited_20_Internet_20_Link">tth33@jet</text:a> <text:s/>Emmanuel Faure</text:p>
      <text:p text:style-name="P24"/>
      <text:p text:style-name="P24"/>
      <text:p text:style-name="P25">Pour accéder à la doc d’API : <text:a xlink:type="simple" xlink:href="http://thingsboard.poietis.com:8080/swagger-ui.html" text:style-name="Internet_20_link" text:visited-style-name="Visited_20_Internet_20_Link">http://thingsboard.poietis.com:8080/swagger-ui.html</text:a></text:p>
      <text:p text:style-name="P25"/>
      <text:p text:style-name="P39"/>
      <text:p text:style-name="P28">Note pour envoyer des logs horodatés : </text:p>
      <text:p text:style-name="P26"><text:a xlink:type="simple" xlink:href="https://thingsboard.io/docs/reference/http-api/#telemetry-upload-api" text:style-name="Internet_20_link" text:visited-style-name="Visited_20_Internet_20_Link"><text:span text:style-name="T39">https://thingsboard.io/docs/reference/http-api/#telemetry-upload-api</text:span></text:a></text:p>
      <text:p text:style-name="P28"/>
      <text:p text:style-name="P28"/>
      <text:p text:style-name="P28"/>
      <text:p text:style-name="P29">Pour swagger ou pour l’api  token :</text:p>
      <text:p text:style-name="P29">curl -X POST --header 'Content-Type: application/json' --header 'Accept: application/json' -d '{"username":"michael.ramassamy@poietis.com", "password":"xxxxxxx"}' '<text:a xlink:type="simple" xlink:href="http://thingsboard.poietis.com:8080/api/auth/login" text:style-name="Internet_20_link" text:visited-style-name="Visited_20_Internet_20_Link">http://thingsboard.poietis.com:8080/api/auth/login</text:a>'</text:p>
      <text:p text:style-name="P29"/>
      <text:p text:style-name="P31">Installer redis pour les background jobs</text:p>
      <text:p text:style-name="P31"/>
      <text:p text:style-name="P32">Pour créer un job <text:s/>avec active job : </text:p>
      <text:p text:style-name="P32"><text:span text:style-name="T44">class</text:span><text:span text:style-name="T5"> </text:span><text:span text:style-name="T46">FakeJob</text:span><text:span text:style-name="T5"> </text:span><text:span text:style-name="T2">&lt; </text:span><text:span text:style-name="T46">ApplicationJob</text:span><text:span text:style-name="T6"> </text:span></text:p>
      <text:p text:style-name="P32"><text:span text:style-name="T4">queue_as </text:span><text:span text:style-name="T47">:default</text:span><text:span text:style-name="T6"> </text:span></text:p>
      <text:p text:style-name="P44"/>
      <text:p text:style-name="P32"><text:span text:style-name="T44">def</text:span><text:span text:style-name="T5"> </text:span><text:span text:style-name="T4">perform puts </text:span><text:span text:style-name="T11">"I'm starting the fake job"</text:span><text:span text:style-name="T6"> </text:span><text:span text:style-name="T4">sleep </text:span><text:span text:style-name="T11">3</text:span><text:span text:style-name="T6"> </text:span><text:span text:style-name="T4">puts </text:span><text:span text:style-name="T11">"OK I'm done now"</text:span><text:span text:style-name="T6"> </text:span><text:span text:style-name="T45">end</text:span><text:span text:style-name="T6"> </text:span><text:span text:style-name="T45">end</text:span></text:p>
      <text:p text:style-name="P46"><text:soft-page-break/><text:span text:style-name="T22"><text:line-break/></text:span><text:span text:style-name="T23">Pour lancer le job : </text:span><text:span text:style-name="T22"><text:s text:c="3"/></text:span><text:span text:style-name="T24">FakeJob</text:span><text:span text:style-name="T13">.perform_now </text:span></text:p>
      <text:p text:style-name="P30">How to enqueue jobs to be run later.</text:p>
      <text:p text:style-name="P30"/>
      <text:p text:style-name="P30">sidekiq.org</text:p>
      <text:p text:style-name="P30"/>
      <text:p text:style-name="P30">Alternatives: ActiveJob / QueueAdapters</text:p>
      <text:p text:style-name="P30"/>
      <text:p text:style-name="P30">Redis is a key-value store. Think of it as a PostgreSQL database storing hashes in memory. Sidekiq needs it.</text:p>
      <text:p text:style-name="P30"># Ubuntu</text:p>
      <text:p text:style-name="P30">sudo apt-get install redis-server</text:p>
      <text:p text:style-name="P30"/>
      <text:p text:style-name="P41"><text:span text:style-name="T48">S</text:span><text:span text:style-name="T49">etup : </text:span></text:p>
      <text:p text:style-name="P33"># Gemfile</text:p>
      <text:p text:style-name="P33">gem 'sidekiq'</text:p>
      <text:p text:style-name="P33">gem 'sidekiq-failures', '~&gt; 1.0'</text:p>
      <text:p text:style-name="P33"/>
      <text:p text:style-name="P33">bundle install</text:p>
      <text:p text:style-name="P33">bundle binstub sidekiq</text:p>
      <text:p text:style-name="P33"/>
      <text:p text:style-name="P33"/>
      <text:p text:style-name="P33">Configuratino : </text:p>
      <text:p text:style-name="P33"/>
      <text:p text:style-name="P33"># config/application.rb</text:p>
      <text:p text:style-name="P33">class Application &lt; Rails::Application</text:p>
      <text:p text:style-name="P33"><text:s text:c="2"/># [...]</text:p>
      <text:p text:style-name="P33"><text:s text:c="2"/>config.active_job.queue_adapter = :sidekiq</text:p>
      <text:p text:style-name="P33">end</text:p>
      <text:p text:style-name="P33"/>
      <text:p text:style-name="P33"># config/routes.rb</text:p>
      <text:p text:style-name="P33">Rails.application.routes.draw do</text:p>
      <text:p text:style-name="P33"><text:s text:c="2"/># Sidekiq Web UI, only for admins.</text:p>
      <text:p text:style-name="P33"><text:s text:c="2"/>require "sidekiq/web"</text:p>
      <text:p text:style-name="P33"><text:s text:c="2"/>authenticate :user, lambda { |u| u.admin } do</text:p>
      <text:p text:style-name="P33"><text:s text:c="4"/>mount Sidekiq::Web =&gt; '/sidekiq'</text:p>
      <text:p text:style-name="P33"><text:s text:c="2"/>end</text:p>
      <text:p text:style-name="P33">end</text:p>
      <text:p text:style-name="P33"/>
      <text:p text:style-name="P33"># config/sidekiq.yml</text:p>
      <text:p text:style-name="P33">:concurrency: 3</text:p>
      <text:p text:style-name="P33">:timeout: 60</text:p>
      <text:p text:style-name="P33">:verbose: true</text:p>
      <text:p text:style-name="P33">:queues: <text:s/># Queue priority: https://github.com/mperham/sidekiq/wiki/Advanced-Options</text:p>
      <text:p text:style-name="P33"><text:tab/>- default</text:p>
      <text:p text:style-name="P33"><text:tab/>- mailers</text:p>
      <text:p text:style-name="P33"/>
      <text:p text:style-name="P33">Starrt sidekiq : Open a new terminal tab and run:</text:p>
      <text:p text:style-name="P33">sidekiq</text:p>
      <text:p text:style-name="P33"/>
      <text:p text:style-name="P33">Enqueue our first job : </text:p>
      <text:p text:style-name="P33">FakeJob.perform_later</text:p>
      <text:p text:style-name="P33"/>
      <text:p text:style-name="P33">Passing arguments to peform_later method : </text:p>
      <text:p text:style-name="P33">(nb : arguments will be serialized to json : pass id string but not fullobjects)</text:p>
      <text:p text:style-name="P33"/>
      <text:p text:style-name="P33">class UpdateUserJob &lt; ApplicationJob</text:p>
      <text:p text:style-name="P33"><text:s text:c="2"/>queue_as :default</text:p>
      <text:p text:style-name="P33"><text:soft-page-break/></text:p>
      <text:p text:style-name="P33"><text:s text:c="2"/>def perform(user_id)</text:p>
      <text:p text:style-name="P33"><text:s text:c="4"/>user = User.find(user_id)</text:p>
      <text:p text:style-name="P33"><text:s text:c="4"/>puts "Calling Clearbit API for #{user.email}..."</text:p>
      <text:p text:style-name="P33"><text:s text:c="4"/># TODO: perform a time consuming task like Clearbit's Enrinchment API.</text:p>
      <text:p text:style-name="P33"><text:s text:c="4"/>sleep 2</text:p>
      <text:p text:style-name="P33"><text:s text:c="4"/>puts "Done! Enriched #{user.email} with Clearbit"</text:p>
      <text:p text:style-name="P33"><text:s text:c="2"/>end</text:p>
      <text:p text:style-name="P33">end</text:p>
      <text:p text:style-name="P33"/>
      <text:p text:style-name="P33">DELAY THE JOB</text:p>
      <text:p text:style-name="P33">FakeJob.set(wait: 1.minute).perform_later</text:p>
      <text:p text:style-name="P33"/>
      <text:p text:style-name="P33">FakeJob.set(wait_until: Date.tomorrow.noon).perform_later</text:p>
      <text:p text:style-name="P33"/>
      <text:p text:style-name="P41"><text:span text:style-name="T41">By default, Sidekiq checks for scheduled job every </text:span><text:span text:style-name="Strong_20_Emphasis"><text:span text:style-name="T42">5 seconds</text:span></text:span><text:span text:style-name="T40"> </text:span><text:span text:style-name="T41">(</text:span><text:a xlink:type="simple" xlink:href="https://github.com/mperham/sidekiq/wiki/Scheduled-Jobs#checking-for-new-jobs" text:style-name="Internet_20_link" text:visited-style-name="Visited_20_Internet_20_Link"><text:span text:style-name="T9">see doc</text:span></text:a><text:span text:style-name="T41">).</text:span></text:p>
      <text:p text:style-name="P33"/>
      <text:p text:style-name="P33"/>
      <text:p text:style-name="P34">By default, Sidekiq tries to connect to Redis at localhost:6379. This typically works great during development but needs tuning in production.</text:p>
      <text:p text:style-name="P34"/>
      <text:p text:style-name="P35">You can see Redis's config variables with the command redis-cli info.</text:p>
      <text:p text:style-name="P35"/>
      <text:p text:style-name="P36">Configuring sidekiq : </text:p>
      <text:p text:style-name="P36">attention on ne peut pas include Sidekiq::worker in an ActiveJob</text:p>
      <text:p text:style-name="P36"/>
      <text:p text:style-name="P36">Pour configurer une mise en queue dans un fichier de class ruby : </text:p>
      <text:p text:style-name="P36"/>
      <text:p text:style-name="P36"><text:s text:c="2"/># to limit the number of retries of Sidekiq</text:p>
      <text:p text:style-name="P36"><text:s text:c="2"/># <text:s/>see https://github.com/mperham/sidekiq/wiki/Error-Handling</text:p>
      <text:p text:style-name="P36"><text:s text:c="2"/>include Sidekiq::Worker</text:p>
      <text:p text:style-name="P36"><text:s text:c="2"/>sidekiq_options retry: 3</text:p>
      <text:p text:style-name="P36"><text:s text:c="2"/>sidekiq_options queue: 'longjob'</text:p>
      <text:p text:style-name="P36"/>
      <text:p text:style-name="P36"/>
      <text:p text:style-name="P36"/>
      <text:p text:style-name="P37">Configuration de sidekiq en production pour un redémarrage automatique en cas de crash : </text:p>
      <text:p text:style-name="P42"><text:a xlink:type="simple" xlink:href="https://github.com/mperham/sidekiq/wiki/Deployment#running-your-own-process" text:style-name="Internet_20_link" text:visited-style-name="Visited_20_Internet_20_Link"><text:span text:style-name="T49">https://github.com/mperham/sidekiq/wiki/Deployment#running-your-own-process</text:span></text:a></text:p>
      <text:p text:style-name="P37"/>
      <text:p text:style-name="P37"/>
      <text:p text:style-name="P43"><text:span text:style-name="T49">En production : </text:span><text:a xlink:type="simple" xlink:href="https://github.com/mperham/sidekiq/wiki/Monitoring" text:style-name="Internet_20_link" text:visited-style-name="Visited_20_Internet_20_Link">https://github.com/mperham/sidekiq/wiki/Monitoring</text:a></text:p>
      <text:p text:style-name="P38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ConsolasRegular, 'Courier New', monospace"/>
    <style:font-face style:name="Consolas2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Lato" svg:font-family="Lato, sans-serif"/>
    <style:font-face style:name="Lohit Devanagari1" svg:font-family="'Lohit Devanagari'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Source Code Pro" svg:font-family="'Source Code Pro', 'Ubuntu Mono'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9:42:37.269955914</meta:creation-date>
    <dc:date>2018-08-23T18:09:25.335914067</dc:date>
    <meta:editing-duration>P6DT1H17M8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9" meta:paragraph-count="251" meta:word-count="1149" meta:character-count="9793" meta:non-whitespace-character-count="8532"/>
  </office:meta>
</office:document-meta>
</file>